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Raziel Rodrigues</text:span><text:span text:style-name="T2"/></text:p>
      <text:p text:style-name="P1"><text:span text:style-name="T2"><text:s/>Rua João Sotero de Castro, 17060-050 Bauru (Brazil) +55 14 99159-1228, razielx3@live.com</text:span></text:p>
      <text:p text:style-name="P1"><text:span text:style-name="T3">Subject: Cover letter</text:span><text:span text:style-name="T4"/></text:p>
      <text:p text:style-name="P1"><text:span text:style-name="T4">Hello,</text:span></text:p>
      <text:p text:style-name="P1"><text:span text:style-name="T4">I'm looking for a php developer opportunity, where I can evolve as a person and professional and this position seems to be the perfect opportunity for that, so I'd like to share a little about myself in this presentation.</text:span></text:p>
      <text:p text:style-name="P1"><text:span text:style-name="T4">I'm 23 years old and I've been working with technology since 2018, my journey started right after the first year of college where I had the opportunity to work as a php developer for Gálata Tecnologia, where I did my first PHP code and learned a lot about WEB concepts . I'm currently working on an international cruise sales project, where I'm responsible for improving the current code and making new features for the client.</text:span></text:p>
      <text:p text:style-name="P1"><text:span text:style-name="T4">During this time I had the opportunity to work with the following technologies: PHP, JQuery, Bootstrap, MySQL, PostgresSQL, Oracle, React, TDD, Clean Code, Git, Symfony, JavaScript, SOAP, REST, Docker, Jira, Scrum, Vue , Laravel, Kanban, SEO, DNS, OOP, CSS, MVC. Something that is also very important to me is learning English and continually improving what I already know. I really enjoy studying and I don't mind having to learn new things (actually it makes me excited).</text:span></text:p>
      <text:p text:style-name="P1"><text:span text:style-name="T4">Finally, I highly value teamwork and I always try to do my best for the good of the team, a detail that is no less important about my effort, I don't give up on something easy and as much as I can't, I will try until I reach the final goal.</text:span></text:p>
      <text:p text:style-name="P1"><text:span text:style-name="T5">see some of my projects on my Github:<text:s/></text:span><text:a xlink:href="https://github.com/RazielMiranda"><text:span text:style-name="T6">https://github.com/RazielMiranda</text:span></text:a><text:span text:style-name="T7"/></text:p>
      <text:p text:style-name="P1"><text:span text:style-name="T8">Sincerely,</text:span></text:p>
      <text:p text:style-name="P1"><text:span text:style-name="T8">Raziel Rodrigue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